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Monaco" svg:font-family="Monaco, Menlo, Consolas, 'Courier New', monospace"/>
    <style:font-face style:name="andale mono" svg:font-family="'andale mono', 'lucida console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text-underline-style="none" fo:font-weight="bold" officeooo:rsid="0095b178" officeooo:paragraph-rsid="0003f5e4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/>
      <style:text-properties style:text-underline-style="none" fo:font-weight="bold" officeooo:rsid="00aa1fa2" officeooo:paragraph-rsid="0003f5e4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ad7aa8" officeooo:paragraph-rsid="0003f5e4" style:font-weight-asian="normal" style:font-weight-complex="normal"/>
    </style:style>
    <style:style style:name="P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aa1fa2" officeooo:paragraph-rsid="0003f5e4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e397c" officeooo:paragraph-rsid="0003f5e4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8f68d" officeooo:paragraph-rsid="0003f5e4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6dba3" officeooo:paragraph-rsid="0003f5e4" style:font-weight-asian="normal" style:font-weight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5b178" officeooo:paragraph-rsid="0003f5e4" style:font-weight-asian="normal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98f68d" officeooo:paragraph-rsid="0003f5e4" style:font-weight-asian="normal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0a4743a" officeooo:paragraph-rsid="0003f5e4"/>
    </style:style>
    <style:style style:name="P11" style:family="paragraph" style:parent-style-name="Text_20_body">
      <style:text-properties officeooo:rsid="0099e43e" officeooo:paragraph-rsid="0003f5e4"/>
    </style:style>
    <style:style style:name="P12" style:family="paragraph" style:parent-style-name="Text_20_body">
      <style:text-properties fo:font-variant="normal" fo:text-transform="none" fo:color="#f15d4b" style:text-line-through-style="none" style:text-line-through-type="none" style:font-name="Lato" fo:font-size="11pt" fo:letter-spacing="normal" fo:font-style="normal" style:text-underline-style="none" fo:font-weight="normal" officeooo:rsid="009b4e1f" officeooo:paragraph-rsid="0003f5e4" style:text-blinking="false" loext:padding="0in" loext:border="none"/>
    </style:style>
    <style:style style:name="P13" style:family="paragraph" style:parent-style-name="Text_20_body">
      <style:text-properties officeooo:rsid="009b967f" officeooo:paragraph-rsid="0003f5e4"/>
    </style:style>
    <style:style style:name="P14" style:family="paragraph" style:parent-style-name="Text_20_body">
      <style:text-properties officeooo:rsid="009d5558" officeooo:paragraph-rsid="0003f5e4"/>
    </style:style>
    <style:style style:name="P15" style:family="paragraph" style:parent-style-name="Text_20_body">
      <style:text-properties officeooo:rsid="009dfbe4" officeooo:paragraph-rsid="0003f5e4"/>
    </style:style>
    <style:style style:name="P16" style:family="paragraph" style:parent-style-name="Text_20_body">
      <style:text-properties officeooo:rsid="009e58c3" officeooo:paragraph-rsid="0003f5e4"/>
    </style:style>
    <style:style style:name="P17" style:family="paragraph" style:parent-style-name="Text_20_body">
      <style:text-properties officeooo:rsid="009e8b2a" officeooo:paragraph-rsid="0003f5e4"/>
    </style:style>
    <style:style style:name="P18" style:family="paragraph" style:parent-style-name="Text_20_body">
      <style:text-properties officeooo:rsid="00a4743a" officeooo:paragraph-rsid="0003f5e4"/>
    </style:style>
    <style:style style:name="P19" style:family="paragraph" style:parent-style-name="Text_20_body">
      <style:text-properties officeooo:rsid="00a4f20a" officeooo:paragraph-rsid="0003f5e4"/>
    </style:style>
    <style:style style:name="P20" style:family="paragraph" style:parent-style-name="Text_20_body">
      <style:text-properties officeooo:rsid="00a741ef" officeooo:paragraph-rsid="0003f5e4"/>
    </style:style>
    <style:style style:name="P21" style:family="paragraph" style:parent-style-name="Text_20_body">
      <style:text-properties officeooo:paragraph-rsid="0003f5e4"/>
    </style:style>
    <style:style style:name="P22" style:family="paragraph" style:parent-style-name="Text_20_body">
      <style:paragraph-properties fo:margin-left="0in" fo:margin-right="0in" fo:margin-top="0in" fo:margin-bottom="0in" loext:contextual-spacing="false" style:line-height-at-least="0.3063in" fo:orphans="2" fo:widows="2" fo:text-indent="0in" style:auto-text-indent="false" fo:padding="0in" fo:border="none"/>
      <style:text-properties officeooo:paragraph-rsid="0003f5e4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3f5e4"/>
    </style:style>
    <style:style style:name="P24" style:family="paragraph" style:parent-style-name="Preformatted_20_Text">
      <style:text-properties officeooo:rsid="009e58c3" officeooo:paragraph-rsid="0003f5e4"/>
    </style:style>
    <style:style style:name="P25" style:family="paragraph" style:parent-style-name="Preformatted_20_Text">
      <style:text-properties officeooo:paragraph-rsid="0003f5e4"/>
    </style:style>
    <style:style style:name="P26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font-name="andale mono" fo:font-size="9.55000019073486pt" fo:letter-spacing="normal" fo:font-style="normal" style:text-underline-style="none" fo:font-weight="normal" officeooo:rsid="0057ab33" officeooo:paragraph-rsid="00076422" style:font-weight-asian="bold" style:font-weight-complex="bold"/>
    </style:style>
    <style:style style:name="P27" style:family="paragraph" style:parent-style-name="Text_20_body">
      <style:text-properties officeooo:rsid="0057ab33" officeooo:paragraph-rsid="00076422"/>
    </style:style>
    <style:style style:name="P2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57ab33" officeooo:paragraph-rsid="00076422" style:font-size-asian="12pt" style:font-size-complex="12pt"/>
    </style:style>
    <style:style style:name="P29" style:family="paragraph" style:parent-style-name="Text_20_body">
      <style:text-properties fo:font-variant="normal" fo:text-transform="none" fo:color="#333333" style:font-name="andale mono" fo:font-size="9.55000019073486pt" fo:letter-spacing="normal" fo:font-style="normal" fo:font-weight="normal" officeooo:rsid="0057ab33" officeooo:paragraph-rsid="00076422"/>
    </style:style>
    <style:style style:name="P30" style:family="paragraph" style:parent-style-name="Text_20_body">
      <style:text-properties officeooo:paragraph-rsid="00076422"/>
    </style:style>
    <style:style style:name="P31" style:family="paragraph" style:parent-style-name="Standard">
      <style:paragraph-properties fo:margin-top="0in" fo:margin-bottom="0in" loext:contextual-spacing="false"/>
      <style:text-properties style:text-underline-style="none" fo:font-weight="bold" officeooo:rsid="0095b178" officeooo:paragraph-rsid="0003f5e4" style:font-weight-asian="bold" style:font-weight-complex="bold"/>
    </style:style>
    <style:style style:name="P3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73c2a" officeooo:paragraph-rsid="00076422" style:font-weight-asian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officeooo:paragraph-rsid="00076422"/>
    </style:style>
    <style:style style:name="T1" style:family="text">
      <style:text-properties officeooo:rsid="0098f68d"/>
    </style:style>
    <style:style style:name="T2" style:family="text">
      <style:text-properties style:text-underline-style="none" fo:font-weight="normal" officeooo:rsid="006e397c" style:font-weight-asian="normal" style:font-weight-complex="normal"/>
    </style:style>
    <style:style style:name="T3" style:family="text">
      <style:text-properties style:text-underline-style="none" fo:font-weight="normal" officeooo:rsid="00577736" style:font-weight-asian="normal" style:font-weight-complex="normal"/>
    </style:style>
    <style:style style:name="T4" style:family="text">
      <style:text-properties style:text-underline-style="none" fo:font-weight="normal" officeooo:rsid="0057ab33" style:font-weight-asian="normal" style:font-weight-complex="normal"/>
    </style:style>
    <style:style style:name="T5" style:family="text">
      <style:text-properties fo:font-variant="normal" fo:text-transform="none" fo:color="#333333" style:font-name="andale mono" fo:font-size="9.55000019073486pt" fo:letter-spacing="normal" fo:font-style="normal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6" style:family="text">
      <style:text-properties fo:font-variant="normal" fo:text-transform="none" fo:color="#333333" style:font-name="andale mono" fo:font-size="9.55000019073486pt" fo:letter-spacing="normal" fo:font-style="normal" fo:font-weight="normal"/>
    </style:style>
    <style:style style:name="T7" style:family="text">
      <style:text-properties fo:font-variant="normal" fo:text-transform="none" fo:color="#333333" style:font-name="andale mono" fo:font-size="9.55000019073486pt" fo:letter-spacing="normal" fo:font-style="normal" fo:font-weight="normal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8" style:family="text">
      <style:text-properties fo:font-variant="normal" fo:text-transform="none" fo:color="#333333" style:font-name="andale mono" fo:font-size="9.55000019073486pt" fo:letter-spacing="normal" fo:font-style="normal" fo:font-weight="normal" officeooo:rsid="0099e43e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9" style:family="text">
      <style:text-properties fo:font-variant="normal" fo:text-transform="none" fo:color="#333333" style:font-name="andale mono" fo:font-size="9.55000019073486pt" fo:letter-spacing="normal" fo:font-style="normal" fo:font-weight="normal" officeooo:rsid="0057ab33"/>
    </style:style>
    <style:style style:name="T10" style:family="text">
      <style:text-properties fo:font-variant="normal" fo:text-transform="none" fo:color="#333333" style:text-line-through-style="none" style:text-line-through-type="none" style:font-name="andale mono" fo:font-size="9.55000019073486pt" fo:letter-spacing="normal" fo:font-style="normal" style:text-underline-style="none" fo:font-weight="normal" style:text-blinking="false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11" style:family="text">
      <style:text-properties fo:font-variant="normal" fo:text-transform="none" fo:color="#333333" style:text-line-through-style="none" style:text-line-through-type="none" style:font-name="andale mono" fo:font-size="9.55000019073486pt" fo:letter-spacing="normal" fo:font-style="normal" style:text-underline-style="none" fo:font-weight="normal" officeooo:rsid="0099e43e" style:text-blinking="false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12" style:family="text">
      <style:text-properties fo:font-variant="normal" fo:text-transform="none" fo:color="#333333" style:font-name="Monaco" fo:font-size="9.55000019073486pt" fo:letter-spacing="normal" fo:font-style="normal" fo:font-weight="normal"/>
    </style:style>
    <style:style style:name="T13" style:family="text">
      <style:text-properties fo:font-variant="normal" fo:text-transform="none" fo:color="#f15d4b" style:text-line-through-style="none" style:text-line-through-type="none" style:font-name="Lato" fo:font-size="11pt" fo:letter-spacing="normal" fo:font-style="normal" style:text-underline-style="none" fo:font-weight="normal" officeooo:rsid="009b4e1f" style:text-blinking="false" loext:padding="0in" loext:border="none"/>
    </style:style>
    <style:style style:name="T14" style:family="text">
      <style:text-properties fo:font-variant="normal" fo:text-transform="none" fo:color="#f15d4b" style:text-line-through-style="none" style:text-line-through-type="none" style:font-name="Lato" fo:font-size="11pt" fo:letter-spacing="normal" fo:font-style="normal" style:text-underline-style="none" fo:font-weight="normal" style:text-blinking="false" loext:padding="0in" loext:border="none"/>
    </style:style>
    <style:style style:name="T15" style:family="text">
      <style:text-properties fo:font-variant="normal" fo:text-transform="none" fo:color="#303336" style:font-name="inherit" fo:font-size="9.55000019073486pt" fo:letter-spacing="normal" fo:font-style="normal" fo:font-weight="normal" fo:background-color="#eff0f1" loext:char-shading-value="0" loext:padding="0in" loext:border="none"/>
    </style:style>
    <style:style style:name="T16" style:family="text">
      <style:text-properties fo:font-variant="normal" fo:text-transform="none" fo:color="#303336" style:font-name="inherit" fo:font-size="9.55000019073486pt" fo:letter-spacing="normal" fo:font-style="normal" fo:font-weight="normal" officeooo:rsid="00a38a1e" fo:background-color="#eff0f1" loext:char-shading-value="0" loext:padding="0in" loext:border="none"/>
    </style:style>
    <style:style style:name="T17" style:family="text">
      <style:text-properties officeooo:rsid="009af85c"/>
    </style:style>
    <style:style style:name="T18" style:family="text">
      <style:text-properties officeooo:rsid="009b967f"/>
    </style:style>
    <style:style style:name="T19" style:family="text">
      <style:text-properties officeooo:rsid="009d5558"/>
    </style:style>
    <style:style style:name="T20" style:family="text">
      <style:text-properties officeooo:rsid="00a0783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a07839" style:font-weight-asian="bold" style:font-weight-complex="bold"/>
    </style:style>
    <style:style style:name="T23" style:family="text">
      <style:text-properties officeooo:rsid="00a38a1e"/>
    </style:style>
    <style:style style:name="T24" style:family="text">
      <style:text-properties officeooo:rsid="00052572"/>
    </style:style>
    <style:style style:name="T25" style:family="text">
      <style:text-properties officeooo:rsid="005777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eclipse <text:span text:style-name="T24">and pyLint</text:span></text:p>
      <text:p text:style-name="P6"><text:a xlink:type="simple" xlink:href="http://ubuntuhandbook.org/index.php/2016/01/how-to-install-the-latest-eclipse-in-ubuntu-16-04-15-10/" text:style-name="Internet_20_link" text:visited-style-name="Visited_20_Internet_20_Link">http://ubuntuhandbook.org/index.php/2016/01/how-to-install-the-latest-eclipse-in-ubuntu-16-04-15-10/</text:a></text:p>
      <text:p text:style-name="P6"/>
      <text:p text:style-name="P6">1. set up java</text:p>
      <text:p text:style-name="P9"><text:span text:style-name="Source_20_Text"><text:span text:style-name="T5">sudo add-apt-repository ppa:webupd8team/java</text:span></text:span></text:p>
      <text:p text:style-name="P22"><text:span text:style-name="Source_20_Text"><text:span text:style-name="T7">sudo apt update; sudo apt install oracle-java</text:span></text:span><text:span text:style-name="Source_20_Text"><text:span text:style-name="T8">9</text:span></text:span><text:span text:style-name="Source_20_Text"><text:span text:style-name="T7">-installer</text:span></text:span></text:p>
      <text:p text:style-name="P22"><text:span text:style-name="Source_20_Text"><text:span text:style-name="T7">javac -version</text:span></text:span></text:p>
      <text:p text:style-name="P23"><text:span text:style-name="Source_20_Text"><text:span text:style-name="T10">sudo apt install oracle-java</text:span></text:span><text:span text:style-name="Source_20_Text"><text:span text:style-name="T11">9</text:span></text:span><text:span text:style-name="Source_20_Text"><text:span text:style-name="T10">-set-default</text:span></text:span></text:p>
      <text:p text:style-name="P21"/>
      <text:p text:style-name="P11">2. Download Eclipse installer from the website. <text:s/>Extract. Right click and run eclipse-inst. <text:s/>I chose the one for commiters, but various websites say choose the java one. </text:p>
      <text:p text:style-name="P21"><text:span text:style-name="T17">3. </text:span><text:span text:style-name="T12">gedit .local/share/applications/eclipse.desktop</text:span></text:p>
      <text:p text:style-name="P21"><text:line-break/><text:span text:style-name="T13">[Desktop Entry]</text:span></text:p>
      <text:p text:style-name="P12">Name=Eclipse</text:p>
      <text:p text:style-name="P12">Type=Application</text:p>
      <text:p text:style-name="P12">Exec=/home/weehong/eclipse/java-latest-released/eclipse/eclipse</text:p>
      <text:p text:style-name="P12">Terminal=false</text:p>
      <text:p text:style-name="P12">Icon=/home/weehong/eclipse/java-latest-released/eclipse/icon.xpm</text:p>
      <text:p text:style-name="P12">Comment=Integrated Development Environment</text:p>
      <text:p text:style-name="P12">NoDisplay=false</text:p>
      <text:p text:style-name="P12">Categories=Development;IDE;</text:p>
      <text:p text:style-name="P21"><text:span text:style-name="T13">Name[en]=Eclipse</text:span><text:a xlink:type="simple" xlink:href="http://tipsonubuntu.com/wp-content/uploads/2016/07/java-version.jpg" text:style-name="Internet_20_link" text:visited-style-name="Visited_20_Internet_20_Link"><text:span text:style-name="T14"><text:line-break/></text:span></text:a><text:line-break/><text:span text:style-name="T18">4. Install pyDev </text:span><text:a xlink:type="simple" xlink:href="http://www.pydev.org/manual_101_root.html" text:style-name="Internet_20_link" text:visited-style-name="Visited_20_Internet_20_Link"><text:span text:style-name="T18">http://www.pydev.org/manual_101_root.html</text:span></text:a><text:span text:style-name="T18"> </text:span></text:p>
      <text:p text:style-name="P21">- <text:span text:style-name="T18">can be either from the marketplace</text:span></text:p>
      <text:p text:style-name="P21">- <text:span text:style-name="T18">or we go to install new software. <text:s/>Set work with to </text:span><text:a xlink:type="simple" xlink:href="http://www.pydev.org/updates" text:style-name="Internet_20_link" text:visited-style-name="Visited_20_Internet_20_Link"><text:span text:style-name="T18">http://www.pydev.org/updates</text:span></text:a></text:p>
      <text:p text:style-name="P13">Can just select pyDev</text:p>
      <text:p text:style-name="P13"/>
      <text:p text:style-name="P13">5. Then you will need to configure the interpreter within eclipse</text:p>
      <text:p text:style-name="P14"><text:a xlink:type="simple" xlink:href="http://www.pydev.org/manual_101_interpreter.html" text:style-name="Internet_20_link" text:visited-style-name="Visited_20_Internet_20_Link">http://www.pydev.org/manual_101_interpreter.html</text:a> </text:p>
      <text:p text:style-name="P13">window &gt; preferences &gt; PyDev &gt; Interpreter &gt; Python </text:p>
      <text:p text:style-name="P13">Then I choose the binary within my virtualenv. <text:s/>Then I select all the libraries available.</text:p>
      <text:p text:style-name="P13"/>
      <text:p text:style-name="P13"><text:soft-page-break/>6. <text:s/>After this, I am able to create a new PyDev project, choose my interpreter and import source code.</text:p>
      <text:p text:style-name="P13"/>
      <text:p text:style-name="P13">7. Install pyLint</text:p>
      <text:p text:style-name="P21"><text:span text:style-name="T18">sudo apt install pylint</text:span><text:line-break/></text:p>
      <text:p text:style-name="P13">To run pyLint from the command line: $ <text:span text:style-name="T19">pylint mytest.py</text:span></text:p>
      <text:p text:style-name="P15">I also set it up in eclipse, under perferences &gt; PyDev &gt; Editor &gt; Code Analysis &gt; PyLint</text:p>
      <text:p text:style-name="P16">proceed to configure a .pylintrc ile in the project folder of my eclipes workspace.</text:p>
      <text:p text:style-name="P16">e.g </text:p>
      <text:p text:style-name="P16">~/eclipse-workspace/modem-test/<text:span text:style-name="T20">$ </text:span><text:span text:style-name="T22">pylint –generate-rc-file</text:span></text:p>
      <text:p text:style-name="P16">~/eclipse-workspace/modem-test<text:span text:style-name="T20">$ </text:span><text:span text:style-name="T21">vi .pylintrc</text:span></text:p>
      <text:p text:style-name="P24"><text:span text:style-name="Source_20_Text"><text:span text:style-name="T15">[</text:span></text:span><text:span text:style-name="Source_20_Text"><text:span text:style-name="T16">MASTER]</text:span></text:span></text:p>
      <text:p text:style-name="P25"><text:span text:style-name="Source_20_Text"><text:span text:style-name="T16">extension-pkg-whitelist=numpy</text:span></text:span></text:p>
      <text:p text:style-name="P25"><text:span text:style-name="Source_20_Text"><text:span text:style-name="T16"/></text:span></text:p>
      <text:p text:style-name="P17">This is to get them to ignore <text:span text:style-name="T23">not able to find member functions in </text:span>numpy</text:p>
      <text:p text:style-name="P18">Also changed </text:p>
      <text:p text:style-name="P10">[FORMAT]</text:p>
      <text:p text:style-name="P10">max-line-length=110</text:p>
      <text:p text:style-name="P16"/>
      <text:p text:style-name="P19">8. You can choose to configure pyLint to output to console, or set them up to be as info/warnings/problems and they will appear in the Problems window of eclipse, as well as in the editor.</text:p>
      <text:p text:style-name="P20">$ pylint modem-test.ph –reports=n </text:p>
      <text:p text:style-name="P20">that causes the tables in the pylint report to go away</text:p>
      <text:p text:style-name="P7"/>
      <text:p text:style-name="P7">---</text:p>
      <text:p text:style-name="P7">Update-manager crashed wth SystemError in open(): E:Opening /etc/apt/sources.list.d/apt_dockerproject_org_repo.list – ifstream::ifstream (13: Permission denied), E:’The list of of sources cannot be read’</text:p>
      <text:p text:style-name="P8">- <text:span text:style-name="T1">permissions error. <text:s/>Went in to chmod 644 &lt;file-involved&gt; and it is ok now. <text:s/>Suspected i screwed up running setup_host.sh in Spire/air.</text:span></text:p>
      <text:p text:style-name="P5"><text:a xlink:type="simple" xlink:href="https://stackoverflow.com/questions/17053591/how-do-i-use-a-python-static-checker-with-eclipse" text:style-name="Internet_20_link" text:visited-style-name="Visited_20_Internet_20_Link"><text:span text:style-name="T2"/></text:a></text:p>
      <text:p text:style-name="P3"><text:a xlink:type="simple" xlink:href="https://stackoverflow.com/questions/17053591/how-do-i-use-a-python-static-checker-with-eclipse" text:style-name="Internet_20_link" text:visited-style-name="Visited_20_Internet_20_Link"/></text:p>
      <text:p text:style-name="P3"><text:a xlink:type="simple" xlink:href="https://stackoverflow.com/questions/17053591/how-do-i-use-a-python-static-checker-with-eclipse" text:style-name="Internet_20_link" text:visited-style-name="Visited_20_Internet_20_Link">https://stackoverflow.com/questions/17053591/how-do-i-use-a-python-static-checker-with-eclipse</text:a> </text:p>
      <text:p text:style-name="P2">Setting up flake8 with eclipse</text:p>
      <text:p text:style-name="P1"/>
      <text:p text:style-name="P4">FYI, as the very first step, I installed flake8 using pip.</text:p>
      <text:p text:style-name="P4">Set up flake8 as an external tool type runnable in Eclipse and configure it</text:p>
      <text:p text:style-name="P4"/>
      <text:p text:style-name="P4"><text:soft-page-break/>2.1. Create an eclipse external tool preset -- go to the external tool icon (the one with a run circle with a suitcase), and click the drop-down arrow next to it, and choose "External tools configuration..."</text:p>
      <text:p text:style-name="P4"/>
      <text:p text:style-name="P4">2.2. Set the location to the full path to your flake8</text:p>
      <text:p text:style-name="P4"/>
      <text:p text:style-name="P4">2.3. flake8 doesn't need any relative path files, so you can set the working directory to a nice don't-care value (e.g. /tmp)</text:p>
      <text:p text:style-name="P4"/>
      <text:p text:style-name="P4">2.4. Set the arguments to whatever flake8 options you want, followed by ${selected_resource_loc}</text:p>
      <text:p text:style-name="P4">Set up highlighting and quick jumps for the flake8 warnings that appear in the console. I used the Console Grep plugin for Eclipse to do this:</text:p>
      <text:p text:style-name="P4"/>
      <text:p text:style-name="P4">3.1. Install the Grep Console plugin (update site: http://eclipse.schedenig.name)</text:p>
      <text:p text:style-name="P4"/>
      <text:p text:style-name="P4">3.2. Click on the (?) icon on the toolbar of the console view</text:p>
      <text:p text:style-name="P4"/>
      <text:p text:style-name="P4">3.3. Add a folder, name it flake8</text:p>
      <text:p text:style-name="P4"/>
      <text:p text:style-name="P4">3.4. Add an expression to the folder, and name it warning line</text:p>
      <text:p text:style-name="P4"/>
      <text:p text:style-name="P4">3.5. Set the expression to: ^(.*.py):([0-9]+):([0-9]+): .*</text:p>
      <text:p text:style-name="P4"/>
      <text:p text:style-name="P4">3.6. Click the "Warn" style and click assign</text:p>
      <text:p text:style-name="P4"/>
      <text:p text:style-name="P4">3.7. You should see a snipped of your console in the preview at the bottom, and if there are warnings showing and your regex is working, they will be highlighted with the warn color</text:p>
      <text:p text:style-name="P4"/>
      <text:p text:style-name="P4">3.8. Double click in the link column next to "whole line"</text:p>
      <text:p text:style-name="P4"/>
      <text:p text:style-name="P4">3.9. Set the link column value to "file"</text:p>
      <text:p text:style-name="P4"/>
      <text:p text:style-name="P4">3.10. Set "File" to {1}</text:p>
      <text:p text:style-name="P4"/>
      <text:p text:style-name="P4">3.11. Set "Line number" to {2}</text:p>
      <text:p text:style-name="P4"/>
      <text:p text:style-name="P4">3.12. Set "Offset (column)" to {3}</text:p>
      <text:p text:style-name="P4"/>
      <text:p text:style-name="P4">3.13. Ok, Ok, Ok</text:p>
      <text:p text:style-name="P4"/>
      <text:p text:style-name="P4">3.14. Ctrl-click a warning in the console and check that it goes to the line in the file.</text:p>
      <text:p text:style-name="P4">Now I tuned up my flake8 options the way I wanted.</text:p>
      <text:p text:style-name="P4"/>
      <text:p text:style-name="P4">4.1. Set --max-line-length=128 or even higher =)</text:p>
      <text:p text:style-name="P4"/>
      <text:p text:style-name="P4">4.2. Add an --ignore= option in the flake8 external tool arguments with a comma separated list of warning numbers to ignore. What warnings I ignored:</text:p>
      <text:p text:style-name="P4"/>
      <text:p text:style-name="P4">W293 blank line contains whitespace</text:p>
      <text:p text:style-name="P4">W291 trailing whitespace</text:p>
      <text:p text:style-name="P4">E261 at least two spaces before inline comment</text:p>
      <text:p text:style-name="P4">E262 inline comment should start with "#"</text:p>
      <text:p text:style-name="P4"><text:soft-page-break/>4.3. I wanted a choice of different flake options -- occasionally I want to use --show-pep8, so I created multiple flake8 "external tool" configurations with different options, and I can choose the one I want for a particular run from the external tool pulldown</text:p>
      <text:p text:style-name="P1"/>
      <text:p text:style-name="P1">Setting up <text:span text:style-name="T1">sublime3 with flake8 and pep8</text:span></text:p>
      <text:p text:style-name="P1"/>
      <text:p text:style-name="P32">---</text:p>
      <text:p text:style-name="P32">Looking at installing Sublime source code editor.</text:p>
      <text:p text:style-name="P33"><text:span text:style-name="T3">1. </text:span><text:span text:style-name="T4">$ </text:span><text:span text:style-name="Source_20_Text"><text:span text:style-name="T7">wget -qO - https://download.sublimetext.com/sublimehq-pub.gpg | sudo apt-key add -</text:span></text:span></text:p>
      <text:p text:style-name="P30"><text:span text:style-name="T25">2. $ </text:span><text:span text:style-name="Source_20_Text"><text:span text:style-name="T7">echo "deb https://download.sublimetext.com/ apt/stable/" | sudo tee /etc/apt/sources.list.d/sublime-text.list</text:span></text:span></text:p>
      <text:p text:style-name="P30"><text:span text:style-name="T25">3. $ </text:span><text:span text:style-name="T6">sudo apt-get update</text:span></text:p>
      <text:p text:style-name="P30"><text:span text:style-name="T25">4. $ </text:span><text:span text:style-name="T6">sudo apt-get install sublime-text</text:span></text:p>
      <text:p text:style-name="P27">To uninstall Sublime</text:p>
      <text:p text:style-name="P30"><text:span text:style-name="T9">$ </text:span><text:span text:style-name="T6">sudo apt-get remove sublime-text &amp;&amp; sudo apt-get autoremove</text:span></text:p>
      <text:p text:style-name="P28">To start Sublime</text:p>
      <text:p text:style-name="P29">$ subl</text:p>
      <text:p text:style-name="P26">---</text:p>
      <text:p text:style-name="P1"/>
      <text:p text:style-name="P4">A quick guide:</text:p>
      <text:p text:style-name="P4">1) install pep8 and flake8 via command line on your computer:</text:p>
      <text:p text:style-name="P4">```sudo pip install pep8</text:p>
      <text:p text:style-name="P4">sudo pip install flake8</text:p>
      <text:p text:style-name="P4">```</text:p>
      <text:p text:style-name="P4">2) If using sublime3, install SublimeLinter from package control:</text:p>
      <text:p text:style-name="P4">http://www.sublimelinter.com/en/latest/installation.html</text:p>
      <text:p text:style-name="P4"/>
      <text:p text:style-name="P4">3) Install pep8 and flake8 linters to SublimeLinter:</text:p>
      <text:p text:style-name="P4">https://github.com/SublimeLinter/SublimeLinter-pep8</text:p>
      <text:p text:style-name="P4">https://github.com/SublimeLinter/SublimeLinter-flake8</text:p>
      <text:p text:style-name="P4"/>
      <text:p text:style-name="P4">4) restart your sublime package</text:p>
      <text:p text:style-name="P4"/>
      <text:p text:style-name="P4">5) edit your sublimeLinter settings (while Sublime 3 is active, go to `[Tools]—&gt;[SublimeLinter]—&gt;[Open User Settings]` and ensure both flake8 and pep8 are enabled.</text:p>
      <text:p text:style-name="P4"/>
      <text:p text:style-name="P4">Here are my options selected for your reference, but feel free to choose your own gutter theme (http://www.sublimelinter.com/en/latest/global_settings.html):</text:p>
      <text:p text:style-name="P4">```{</text:p>
      <text:p text:style-name="P4"><text:s text:c="4"/>"user": {</text:p>
      <text:p text:style-name="P4"><text:s text:c="8"/>"debug": false,</text:p>
      <text:p text:style-name="P4"><text:s text:c="8"/>"delay": 0.25,</text:p>
      <text:p text:style-name="P4"><text:s text:c="8"/>"error_color": "D02000",</text:p>
      <text:p text:style-name="P4"><text:s text:c="8"/>"gutter_theme": "Packages/SublimeLinter/gutter-themes/Blueberry/cross/Blueberry - cross.gutter-theme",</text:p>
      <text:p text:style-name="P4"><text:s text:c="8"/>"gutter_theme_excludes": [],</text:p>
      <text:p text:style-name="P4"><text:soft-page-break/><text:s text:c="8"/>"lint_mode": "background",</text:p>
      <text:p text:style-name="P4"><text:s text:c="8"/>"linters": {</text:p>
      <text:p text:style-name="P4"><text:s text:c="12"/>"flake8": {</text:p>
      <text:p text:style-name="P4"><text:s text:c="16"/>"@disable": false,</text:p>
      <text:p text:style-name="P4"><text:s text:c="16"/>"args": [],</text:p>
      <text:p text:style-name="P4"><text:s text:c="16"/>"builtins": "",</text:p>
      <text:p text:style-name="P4"><text:s text:c="16"/>"excludes": [],</text:p>
      <text:p text:style-name="P4"><text:s text:c="16"/>"executable": "",</text:p>
      <text:p text:style-name="P4"><text:s text:c="16"/>"ignore": "",</text:p>
      <text:p text:style-name="P4"><text:s text:c="16"/>"jobs": "1",</text:p>
      <text:p text:style-name="P4"><text:s text:c="16"/>"max-complexity": -1,</text:p>
      <text:p text:style-name="P4"><text:s text:c="16"/>"max-line-length": 110,</text:p>
      <text:p text:style-name="P4"><text:s text:c="16"/>"select": "",</text:p>
      <text:p text:style-name="P4"><text:s text:c="16"/>"show-code": true</text:p>
      <text:p text:style-name="P4"><text:s text:c="12"/>},</text:p>
      <text:p text:style-name="P4"><text:s text:c="12"/>"pep8": {</text:p>
      <text:p text:style-name="P4"><text:s text:c="16"/>"@disable": false,</text:p>
      <text:p text:style-name="P4"><text:s text:c="16"/>"args": [],</text:p>
      <text:p text:style-name="P4"><text:s text:c="16"/>"excludes": [],</text:p>
      <text:p text:style-name="P4"><text:s text:c="16"/>"ignore": "",</text:p>
      <text:p text:style-name="P4"><text:s text:c="16"/>"max-line-length": 110,</text:p>
      <text:p text:style-name="P4"><text:s text:c="16"/>"select": ""</text:p>
      <text:p text:style-name="P4"><text:s text:c="12"/>}</text:p>
      <text:p text:style-name="P4"><text:s text:c="8"/>},</text:p>
      <text:p text:style-name="P4"><text:s text:c="8"/>"mark_style": "fill",</text:p>
      <text:p text:style-name="P4"><text:s text:c="8"/>"no_column_highlights_line": true,</text:p>
      <text:p text:style-name="P4"><text:s text:c="8"/>"passive_warnings": false,</text:p>
      <text:p text:style-name="P4"><text:s text:c="8"/>"paths": {</text:p>
      <text:p text:style-name="P4"><text:s text:c="12"/>"linux": [],</text:p>
      <text:p text:style-name="P4"><text:s text:c="12"/>"osx": [],</text:p>
      <text:p text:style-name="P4"><text:s text:c="12"/>"windows": []</text:p>
      <text:p text:style-name="P4"><text:s text:c="8"/>},</text:p>
      <text:p text:style-name="P4"><text:s text:c="8"/>"python_paths": {</text:p>
      <text:p text:style-name="P4"><text:s text:c="12"/>"linux": [],</text:p>
      <text:p text:style-name="P4"><text:s text:c="12"/>"osx": [],</text:p>
      <text:p text:style-name="P4"><text:s text:c="12"/>"windows": []</text:p>
      <text:p text:style-name="P4"><text:s text:c="8"/>},</text:p>
      <text:p text:style-name="P4"><text:s text:c="8"/>"rc_search_limit": 3,</text:p>
      <text:p text:style-name="P4"><text:s text:c="8"/>"shell_timeout": 10,</text:p>
      <text:p text:style-name="P4"><text:s text:c="8"/>"show_errors_on_save": true,</text:p>
      <text:p text:style-name="P4"><text:s text:c="8"/>"show_marks_in_minimap": true,</text:p>
      <text:p text:style-name="P4"><text:s text:c="8"/>"syntax_map": {</text:p>
      <text:p text:style-name="P4"><text:s text:c="12"/>"html (django)": "html",</text:p>
      <text:p text:style-name="P4"><text:s text:c="12"/>"html (rails)": "html",</text:p>
      <text:p text:style-name="P4"><text:s text:c="12"/>"html 5": "html",</text:p>
      <text:p text:style-name="P4"><text:s text:c="12"/>"javascript (babel)": "javascript",</text:p>
      <text:p text:style-name="P4"><text:s text:c="12"/>"magicpython": "python",</text:p>
      <text:p text:style-name="P4"><text:s text:c="12"/>"php": "html",</text:p>
      <text:p text:style-name="P4"><text:s text:c="12"/>"python django": "python",</text:p>
      <text:p text:style-name="P4"><text:s text:c="12"/>"pythonimproved": "python"</text:p>
      <text:p text:style-name="P4"><text:s text:c="8"/>},</text:p>
      <text:p text:style-name="P4"><text:s text:c="8"/>"warning_color": "DDB700",</text:p>
      <text:p text:style-name="P4"><text:soft-page-break/><text:s text:c="8"/>"wrap_find": true</text:p>
      <text:p text:style-name="P4"><text:s text:c="4"/>}</text:p>
      <text:p text:style-name="P4">}</text:p>
      <text:p text:style-name="P4">```</text:p>
      <text:p text:style-name="P4">7) restart sublime again.</text:p>
      <text:p text:style-name="P4">Posted in #devNov 7th, 2016 at 9:23 P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Monaco" svg:font-family="Monaco, Menlo, Consolas, 'Courier New', monospace"/>
    <style:font-face style:name="andale mono" svg:font-family="'andale mono', 'lucida console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1:39:03.015251848</meta:creation-date>
    <dc:date>2017-10-27T11:46:36.256805772</dc:date>
    <meta:editing-duration>PT2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168" meta:word-count="1013" meta:character-count="7862" meta:non-whitespace-character-count="6323"/>
  </office:meta>
</office:document-meta>
</file>